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8.0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3.63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1.59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28cm" fo:min-width="4.2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32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68cm" fo:min-width="3.45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68cm" fo:min-width="3.2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2.159cm" svg:x="1.508cm" svg:y="2.651cm">
          <text:p text:style-name="P1">Struct tmuxproc client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795cm" svg:y="2.524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668cm" svg:y="0.492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858cm" svg:y="6.08cm">
          <text:p text:style-name="P1">client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89cm" svg:y1="3.794cm" svg:x2="12.176cm" svg:y2="3.54cm">
          <text:p/>
        </draw:line>
        <draw:line draw:style-name="gr5" draw:text-style-name="P3" draw:layer="layout" svg:x1="14.462cm" svg:y1="4.937cm" svg:x2="11.795cm" svg:y2="6.461cm">
          <text:p/>
        </draw:line>
        <draw:custom-shape draw:style-name="gr6" draw:text-style-name="P1" draw:layer="layout" svg:width="6.858cm" svg:height="1.778cm" svg:x="2.397cm" svg:y="9.001cm">
          <text:p text:style-name="P1">struct tmuxpe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413cm" svg:y1="9.128cm" svg:x2="2.905cm" svg:y2="4.81cm">
          <text:p/>
        </draw:line>
        <draw:line draw:style-name="gr5" draw:text-style-name="P3" draw:layer="layout" svg:x1="2.524cm" svg:y1="5.064cm" svg:x2="3.032cm" svg:y2="9.128cm">
          <text:p/>
        </draw:line>
        <draw:custom-shape draw:style-name="gr7" draw:text-style-name="P1" draw:layer="layout" svg:width="5.842cm" svg:height="1.905cm" svg:x="11.414cm" svg:y="9.763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55cm" svg:y1="10.017cm" svg:x2="12.43cm" svg:y2="10.144cm">
          <text:p/>
        </draw:line>
        <draw:custom-shape draw:style-name="gr4" draw:text-style-name="P1" draw:layer="layout" svg:width="4.826cm" svg:height="1.524cm" svg:x="7.096cm" svg:y="12.557cm">
          <text:p text:style-name="P1">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462cm" svg:y1="11.668cm" svg:x2="11.287cm" svg:y2="12.938cm">
          <text:p/>
        </draw:line>
        <draw:custom-shape draw:style-name="gr8" draw:text-style-name="P1" draw:layer="layout" svg:width="4.191cm" svg:height="3.81cm" svg:x="15.351cm" svg:y="10.652cm">
          <text:p text:style-name="P1">socket pair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732cm" svg:y="3.667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2.111cm" svg:y="6.969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" draw:text-style-name="P1" draw:layer="layout" svg:width="8.509cm" svg:height="2.159cm" svg:x="1.381cm" svg:y="18.399cm">
          <text:p text:style-name="P1"><text:span text:style-name="T1">Struct tmuxproc </text:span><text:s/>server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668cm" svg:y="18.272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541cm" svg:y="16.24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731cm" svg:y="21.828cm">
          <text:p text:style-name="P1">server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19.542cm" svg:x2="12.049cm" svg:y2="19.288cm">
          <text:p/>
        </draw:line>
        <draw:line draw:style-name="gr5" draw:text-style-name="P3" draw:layer="layout" svg:x1="14.335cm" svg:y1="20.685cm" svg:x2="11.668cm" svg:y2="22.209cm">
          <text:p/>
        </draw:line>
        <draw:custom-shape draw:style-name="gr11" draw:text-style-name="P1" draw:layer="layout" svg:width="3.81cm" svg:height="1.778cm" svg:x="2.27cm" svg:y="24.749cm">
          <text:p text:style-name="P1">struct cli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905cm" svg:x="18.687cm" svg:y="25.511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765cm" svg:height="1.524cm" svg:x="12.43cm" svg:y="28.305cm">
          <text:p text:style-name="P1">server_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735cm" svg:y1="27.416cm" svg:x2="18.56cm" svg:y2="28.686cm">
          <text:p/>
        </draw:line>
        <draw:custom-shape draw:style-name="gr8" draw:text-style-name="P1" draw:layer="layout" svg:width="4.191cm" svg:height="3.81cm" svg:x="22.624cm" svg:y="26.4cm">
          <text:p text:style-name="P1">socket pair[1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605cm" svg:y="19.415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9.384cm" svg:y="22.717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3" draw:text-style-name="P1" draw:layer="layout" svg:width="4.826cm" svg:height="1.778cm" svg:x="9.304cm" svg:y="24.749cm">
          <text:p text:style-name="P1">struct tmuxpe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2.286cm" svg:x="-9.033cm" svg:y="14.589cm">
          <text:p text:style-name="P1">server_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934cm" svg:y1="25.638cm" svg:x2="9.363cm" svg:y2="25.638cm">
          <text:p/>
        </draw:line>
        <draw:line draw:style-name="gr5" draw:text-style-name="P3" draw:layer="layout" svg:x1="14.035cm" svg:y1="25.638cm" svg:x2="19.496cm" svg:y2="25.892cm">
          <text:p/>
        </draw:line>
        <draw:custom-shape draw:style-name="gr15" draw:text-style-name="P1" draw:layer="layout" svg:width="5.334cm" svg:height="2.286cm" svg:x="-5.35cm" svg:y="24.495cm">
          <text:p text:style-name="P1">Struct client 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138cm" svg:y1="25.765cm" svg:x2="2.424cm" svg:y2="25.511cm">
          <text:p/>
        </draw:line>
        <draw:frame draw:style-name="gr16" draw:text-style-name="P2" draw:layer="layout" svg:width="7.747cm" svg:height="2.089cm" svg:x="-9.414cm" svg:y="22.536cm">
          <draw:text-box>
            <text:p>所有的 clients 被全局的 struct client clients 管理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09:10:01.748412614</meta:creation-date>
    <dc:date>2020-04-07T11:25:12.065288952</dc:date>
    <meta:editing-duration>PT1H24M26S</meta:editing-duration>
    <meta:editing-cycles>4</meta:editing-cycles>
    <meta:generator>LibreOffice/6.3.5.2$Linux_X86_64 LibreOffice_project/30$Build-2</meta:generator>
    <meta:document-statistic meta:object-count="36"/>
  </office:meta>
</office:document-meta>
</file>